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eader">
      <style:text-properties fo:font-size="10pt" fo:font-style="italic" officeooo:paragraph-rsid="0028c7ab" style:font-size-asian="10pt" style:font-style-asian="italic" style:font-size-complex="10pt" style:font-style-complex="italic"/>
    </style:style>
    <style:style style:name="P5" style:family="paragraph" style:parent-style-name="HNormalTimes_20_Car_20_Car_20_Car_20_Car_20_Car_20_Car_20_Car">
      <style:text-properties officeooo:paragraph-rsid="0028c7ab"/>
    </style:style>
    <style:style style:name="P6" style:family="paragraph" style:parent-style-name="HNormalTimes_20_Car_20_Car_20_Car_20_Car_20_Car_20_Car_20_Car">
      <style:text-properties fo:font-size="14pt" style:font-size-asian="14pt" style:font-size-complex="14pt"/>
    </style:style>
    <style:style style:name="P7" style:family="paragraph" style:parent-style-name="HNormalTimes_20_Car_20_Car_20_Car_20_Car_20_Car_20_Car_20_Car">
      <style:text-properties officeooo:paragraph-rsid="002c7e8d"/>
    </style:style>
    <style:style style:name="P8" style:family="paragraph" style:parent-style-name="HCuentoCorto" style:master-page-name="First_20_Page">
      <style:paragraph-properties style:page-number="auto" fo:break-before="page"/>
      <style:text-properties officeooo:rsid="00289906" officeooo:paragraph-rsid="002c7e8d"/>
    </style:style>
    <style:style style:name="T1" style:family="text">
      <style:text-properties officeooo:rsid="00213930"/>
    </style:style>
    <style:style style:name="T2" style:family="text">
      <style:text-properties fo:font-size="12pt" style:font-size-asian="12pt" style:font-size-complex="12pt"/>
    </style:style>
    <style:style style:name="T3" style:family="text">
      <style:text-properties officeooo:rsid="001f9a1f"/>
    </style:style>
    <style:style style:name="T4" style:family="text">
      <style:text-properties fo:font-style="normal" officeooo:rsid="00213930" style:font-style-asian="normal" style:font-style-complex="normal"/>
    </style:style>
    <style:style style:name="T5" style:family="text">
      <style:text-properties fo:font-size="10pt" officeooo:rsid="001f9a1f" style:font-size-asian="10pt" style:font-size-complex="10pt"/>
    </style:style>
    <style:style style:name="T6" style:family="text">
      <style:text-properties fo:font-size="10pt" officeooo:rsid="0021f9c8" style:font-size-asian="10pt" style:font-size-complex="10pt"/>
    </style:style>
    <style:style style:name="T7" style:family="text">
      <style:text-properties officeooo:rsid="0028c7ab"/>
    </style:style>
    <style:style style:name="T8" style:family="text">
      <style:text-properties style:font-name="Times New Roman1" fo:font-size="14pt" style:font-size-asian="14pt" style:font-size-complex="14pt"/>
    </style:style>
    <style:style style:name="T9" style:family="text">
      <style:text-properties style:font-name="Times New Roman1" fo:font-size="14pt" officeooo:rsid="00291150" style:font-size-asian="14pt" style:font-size-complex="14pt"/>
    </style:style>
    <style:style style:name="T10" style:family="text">
      <style:text-properties style:font-name="Times New Roman1" fo:font-size="14pt" officeooo:rsid="002b0241" style:font-size-asian="14pt" style:font-size-complex="14pt"/>
    </style:style>
    <style:style style:name="T11" style:family="text">
      <style:text-properties style:font-name="Times New Roman1" fo:font-size="14pt" officeooo:rsid="002c7e8d" style:font-size-asian="14pt" style:font-size-complex="14pt"/>
    </style:style>
    <style:style style:name="T12" style:family="text">
      <style:text-properties style:font-name="Times New Roman1" fo:font-size="14pt" fo:font-style="italic" style:font-size-asian="14pt" style:font-size-complex="14pt"/>
    </style:style>
    <style:style style:name="T13" style:family="text">
      <style:text-properties fo:color="#000080" style:font-name="Times New Roman1" fo:font-size="14pt" fo:language="zxx" fo:country="none" style:text-underline-style="solid" style:text-underline-width="auto" style:text-underline-color="font-color" style:font-size-asian="14pt" style:font-size-complex="14pt"/>
    </style:style>
    <style:style style:name="T14" style:family="text">
      <style:text-properties fo:color="#000080" style:font-name="Times New Roman1" fo:font-size="14pt" fo:language="zxx" fo:country="none" fo:font-style="italic" style:text-underline-style="solid" style:text-underline-width="auto" style:text-underline-color="font-color" style:font-size-asian="14pt" style:font-size-complex="14pt"/>
    </style:style>
    <style:style style:name="T15" style:family="text">
      <style:text-properties fo:font-variant="normal" fo:text-transform="none" style:font-name="Times New Roman1" fo:font-size="14pt" fo:font-style="normal" style:font-size-asian="14pt" style:font-size-complex="14pt"/>
    </style:style>
    <style:style style:name="T16" style:family="text">
      <style:text-properties fo:font-size="14pt" style:font-size-asian="14pt" style:font-size-complex="14pt"/>
    </style:style>
    <style:style style:name="T17" style:family="text">
      <style:text-properties officeooo:rsid="002c7e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7">El sueño del capital produce monstruos</text:span></text:p>
      <text:p text:style-name="P5"><text:span text:style-name="T8">El 16 de septiembre </text:span><text:span text:style-name="T10">del 2010</text:span><text:span text:style-name="T8">, día en que México conmemoró el bicentenario de la guerra de independencia, Luis Carlos Santiago Orozco, 21 años, pasante de fotoperiodismo para </text:span><text:span text:style-name="T12">El Diario de Ciudad Juárez</text:span><text:span text:style-name="T8">, fue asesinado de nueve tiros en el estacionamiento de un centro comercial cercano a las oficinas del periódico. Luis Carlos es el segundo reportero del </text:span><text:span text:style-name="T12">Diario</text:span><text:span text:style-name="T16"> </text:span><text:span text:style-name="T8">asesinado en menos de dos años, y el más reciente en la lista de los 60 reporteros asesinados en México </text:span><text:span text:style-name="T10">entre </text:span><text:span text:style-name="T8">2003 </text:span><text:span text:style-name="T10">y 2010</text:span><text:span text:style-name="T8">. Al día siguiente de su asesinato, el </text:span><text:span text:style-name="T12">Diario</text:span><text:span text:style-name="T16"> </text:span><text:span text:style-name="T8">publicó una columna editorial inédita en el horizonte periodístico mexicano. Intitulada </text:span><text:a xlink:type="simple" xlink:href="http://www.rnw.nl/espanol/article/¿que-quieren-de-nosotros-articulo-de-el-diario-ciudad-juarez"><text:span text:style-name="T13">¿QUÉ QUIEREN DE NOSOTROS?</text:span></text:a><text:span text:style-name="T8">, la editorial no se dirige a los lectores ni a las autoridades, sino que interpela directamente a los narcotraficantes. En ella, el periódico reconoce que, dada la impotencia e inacción de las autoridades oficiales, los narcotraficantes son ahora las autoridades de facto de la ciudad. "</text:span><text:span text:style-name="T12">Es por ello que, frente a esta realidad inobjetable, nos dirigimos a ustedes para preguntarles qué es lo que pretenden que publiquemos o dejemos de publicar</text:span><text:span text:style-name="T8">". Un fragmento de esta editorial fue traducida al francés en el número 1038 del </text:span><text:span text:style-name="T12">Courrier International</text:span><text:span text:style-name="T8">, bajo el título </text:span><text:a xlink:type="simple" xlink:href="http://www.courrierinternational.com/article/2010/09/23/mm-les-narcos-ne-tirez-plus-sur-la-presse"><text:span text:style-name="T14">MM. les narcos, ne tirez plus sur la presse!</text:span></text:a><text:span text:style-name="T16"> </text:span><text:span text:style-name="T8">A reserva de que el título en francés traiciona la versión original del texto, la pequeña ironía de segundo grado que sugiere el signo de admiración desvirtúa su contenido: su afán superficial hace pensar más en algún diálogo de Sergio Leone que en la terrible realidad que se vive en Ciudad Juárez.</text:span><text:span text:style-name="T16"><text:line-break/></text:span><text:soft-page-break/><text:span text:style-name="T8">El acto enunciativo de interpelar directamente a los narcotraficantes sintomatiza la desaparición real del Estado en Ciudad Juárez. Los asistentes al funeral de Luis Carlos portaban camisetas negras con la leyenda: ¿A QUIÉN EXIGIMOS JUSTICIA? En efecto, en Juárez no quedan ya autoridades capaces de rendir cuentas en materia de seguridad y justicia: el Estado se ha derretido. El vacío se llena con pantomimas burocráticas, espejismos kafkianos y actos de gobierno de opereta, como la conferencia de prensa en donde un funcionario federal que ostenta el rimbombante cargo de "</text:span><text:span text:style-name="T15">Secretario Técnico del Consejo de Seguridad Nacional</text:span><text:span text:style-name="T8">" se apresura a declarar que el crimen de Luis Carlos no tuvo nada que ver con su actividad periodística y se debió a motivos personales, o como el de la ministra estatal de Educación y Cultura, cuando culpa al Diario por el clima de "terrorismo psicológico" que vive la ciudad. En la tragicomedia de un Estado en peligro de extinción, los primeros sospechosos son las víctimas.</text:span></text:p>
      <text:p text:style-name="P5"><text:span text:style-name="T8">En Juárez, el monopolio de la violencia y el control territorial no pertenecen ya al Estado, sino a los narcotraficantes, nuevas autoridades de facto a quien el periódico es el primero en reconocer de manera pública. Paradójicamente, estas nuevas autoridades </text:span><text:span text:style-name="T11">no</text:span><text:span text:style-name="T8"> han mostrado interés alguno en gobernar. Los narcotraficantes no tienen reivindicaciones políticas ni ideológicas más allá de la utilidad financiera de sus empresas. Fuera de la ley pero dentro de la economía, sus objetivos son perfectamente solubles en el capitalismo ambiente. Se estima que la actividad económica del narcotráfico </text:span><text:a xlink:type="simple" xlink:href="http://www.eluniversal.com.mx/columnas/49211.html"><text:span text:style-name="T13">representa 9% del PIB</text:span></text:a><text:span text:style-name="T8">, y la industria narcotraficante es el </text:span><text:a xlink:type="simple" xlink:href="http://www.gov.harvard.edu/files/uploads/Rios_EstePais_DealersS.pdf"><text:span text:style-name="T13">5o empleador del país</text:span></text:a><text:span text:style-name="T8">, por encima de la industria petrolera. Joaquín Guzmán Loera (alias "El Chapo"), exitoso narcotraficante mexicano, aparece ya en la la multimillonaria lista de la revista </text:span><text:a xlink:type="simple" xlink:href="http://www.forbes.com/lists/2009/10/billionaires-2009-richest-people_Joaquin-Guzman-Loera_FS0Y.html"><text:span text:style-name="T14">Forbes</text:span></text:a><text:span text:style-name="T8">, justo un lugar arriba de </text:span><text:a xlink:type="simple" xlink:href="http://www.forbes.com/lists/2009/10/billionaires-2009-richest-people_Dorrance-Hamilton_IJFQ.html"><text:span text:style-name="T13">la nieta del inventor de la sopa </text:span></text:a><text:a xlink:type="simple" xlink:href="http://www.forbes.com/lists/2009/10/billionaires-2009-richest-people_Dorrance-Hamilton_IJFQ.html"><text:span text:style-name="T14">Campbell’s</text:span></text:a><text:span text:style-name="T8">. A diferencia de la empresa </text:span><text:span text:style-name="T12">Campbell’s</text:span><text:span text:style-name="T8">, la comunicación empresarial de los narcotraficantes no pasa por la televisión sino por las metralletas. Al día siguiente del asesinato de Luis Carlos, apareció un anuncio colgado de un </text:span><text:soft-page-break/><text:span text:style-name="T8">puente con un mensaje en donde los traficantes amenazaban a ciertos comandantes de policía corruptos: o respetan nuestros acuerdos, o nos regresan el dinero, o van a acabar como el periodista. Y dos días después, en la esquina de las calles Arroyo de las Víboras y 16 de septiembre, apareció un hombre destazado y decapitado: el cuerpo hecho pedazos dentro de un coche, la cabeza sobre el toldo. Versiones extraoficiales dicen que la cabeza reposaba sobre un ejemplar del </text:span><text:span text:style-name="T12">Diario de Ciudad Juárez</text:span><text:span text:style-name="T16"> </text:span><text:span text:style-name="T8">con la noticia del asesinato de Luis Carlos.</text:span></text:p>
      <text:p text:style-name="P5"><text:span text:style-name="T8">La guerra contra el narcotráfico ha banalizado la crueldad en México. El proyecto colectivo </text:span><text:a xlink:type="simple" xlink:href="http://menosdiasaqui.blogspot.com/"><text:span text:style-name="T14">Menos Días Aquí</text:span></text:a><text:span text:style-name="T8">, que a diario registra en una página web y en </text:span><text:span text:style-name="T12">Twitter</text:span><text:span text:style-name="T16"> </text:span><text:span text:style-name="T8">(</text:span><text:a xlink:type="simple" xlink:href="http://twitter.com/menosdias"><text:span text:style-name="T14">@menosdias</text:span></text:a><text:span text:style-name="T8">) las muertes por violencia en México, contó 373 asesinatos ligados al narcotráfico en todo el país, tan solo la semana del 12 al 20 de septiembre, la misma en que Luis Carlos fue asesinado. Entre las víctimas había 7 decapitados, 4 calcinados, 10 atados de pies y manos, 11 encobijados (cadáveres que aparecen envueltos en una cobija), 4 menores de 14 años, 6 hombres ejecutados frente a su mujer y sus hijos, 3 familias enteras acribilladas y 2 colgados de un puente en la noche de la conmemoración del grito de independencia, desnudos, ataviados con sombreros y ponchos tradicionales, con mensajes amenazantes escritos sobre la piel. Frente al teatro del absurdo de un Estado impotente, los narcotraficantes imponen </text:span><text:span text:style-name="T11">un teatro de terror realista</text:span><text:span text:style-name="T8">, en donde el contenido de los mensajes se cifra en la morfología del crimen. En su libro </text:span><text:span text:style-name="T12">Salida de emergencia</text:span><text:span text:style-name="T8">, Fabrizo Mejía Madrid da algunas claves: "</text:span><text:span text:style-name="T12">un cadáver calcinado significa que el ‘calor’ le está llegando al jefe, un cadáver encobijado significa ‘ya no quiero tu protección’, un decapitado significa que se metió en territorio enemigo sin permiso</text:span><text:span text:style-name="T8">". En su ensayo </text:span><text:a xlink:type="simple" xlink:href="http://edant.revistaenie.clarin.com/notas/2008/11/29/_-01811480.htm"><text:span text:style-name="T14">La alfombra roja del terror narco</text:span></text:a><text:span text:style-name="T8">, Juan Villoro llama a estas muertes "crímenes con diseño de autor". El título de este ensayo se refiere a la instalación que la artista plástica Rosa María Robles expuso en una galería de arte de Culiacán: una alfombra roja hecha con ocho cobijas ensangrentadas que los narcotraficantes habían previamente usado para </text:span><text:soft-page-break/><text:span text:style-name="T8">envolver a sus víctimas. Cuarenta años después de la warholiana lata de </text:span><text:span text:style-name="T12">Campbell’s</text:span><text:span text:style-name="T8">, el abrelatas de Rosa María Robles exhibe su contenido: sopa de sangre con cocaína.</text:span><text:span text:style-name="T16"><text:line-break/></text:span><text:span text:style-name="T8">La editorial del </text:span><text:span text:style-name="T12">Diario</text:span><text:span text:style-name="T16"> </text:span><text:span text:style-name="T8">también acusa al presidente Calderón de haber desencadenado la guerra contra el narcotráfico por motivos políticos, "</text:span><text:span text:style-name="T12">sin una estrategia adecuada y sin conocer las dimensiones del enemigo, con el único fin de conseguir la legitimación que no obtuvo en las urnas</text:span><text:span text:style-name="T8">". También le reprocha la interpretación personal que hace de los símbolos patrios en una carta que el mandatario envió por correo postal a 20 millones de hogares mexicanos con motivo del bicentenario (el paquete contenía también una bandera de tela). En su carta, Calderón reinterpreta de manera retórica el significado de los símbolos patrios, atribuyendo al color blanco el valor "</text:span><text:span text:style-name="T12">de la paz que hemos conquistado</text:span><text:span text:style-name="T8">". El </text:span><text:span text:style-name="T12">Diario</text:span><text:span text:style-name="T16"> </text:span><text:span text:style-name="T8">agrega que "</text:span><text:span text:style-name="T12">tal afirmación es una burla para los juarenses que se ahogan en un baño de sangre y que de paz es de lo que menos saben en estos tiempos</text:span><text:span text:style-name="T8">", y concluye que </text:span><text:a xlink:type="simple" xlink:href="http://www.altonivel.com.mx/5993-cuanto-costo-el-bicentenario.html"><text:span text:style-name="T13">los 45 millones de dólares </text:span></text:a><text:span text:style-name="T8">que costó la onerosa celebración del bicentenario de la independencia hubieran sido mejor utilizados en reforzar "</text:span><text:span text:style-name="T12">las pálidas estrategia de seguridad en Ciudad Juárez</text:span><text:span text:style-name="T8">".</text:span></text:p>
      <text:p text:style-name="P7"><text:span text:style-name="T8">Las críticas del </text:span><text:span text:style-name="T12">Diario</text:span><text:span text:style-name="T16"> </text:span><text:span text:style-name="T8">son certeras, pero Calderón no es el único responsable de la situación. Entre 1990 y 2000 México vivió una liberalización brutal de su economía. La agenda económica ultraliberal fue aplicada al pie de la letra, sin oposición ni consideraciones éticas de ningún tipo: exenciones de impuestos, reforma de</text:span><text:span text:style-name="T11">l sistema de</text:span><text:span text:style-name="T8"> pensiones, reducción del aparato gubernamental, reducción de la inversión en educación superior pública, restricciones en gastos de salud, reformas a la ley laboral, des</text:span><text:span text:style-name="T11">r</text:span><text:span text:style-name="T8">egulación ambiental, fin de las barreras arancelarias. Todas estas reformas, que en democracias parlamentarias enfrentan oposición, debate y exigencia de transparencia, en México se llevaron a cabo con la opacidad y la corrupción propias de un régimen de partido único. En 1990 había un sólo mexicano en la lista de multimillonarios de </text:span><text:span text:style-name="T12">Forbes</text:span><text:span text:style-name="T8">: en el año 2000 había 24, y para 2010 el mexicano Carlos Slim ya es el hombre más rico del mundo. En una sola década, México firmó tratados de libre </text:span><text:soft-page-break/><text:span text:style-name="T8">comercio con 33 países (hoy ya son 41), salvó a su industria bancaria de una crisis financiera con fondos públicos y pasó de 19 a 25 millones de personas bajo la línea de la pobreza extrema. El país llegó al año 2000 con el ascensor social roto y una fenomenal destrucción de sus fuerzas productivas.</text:span></text:p>
      <text:p text:style-name="P7"><text:span text:style-name="T8">Las víctimas de esta </text:span><text:span text:style-name="T12">drôle de guerre</text:span><text:span text:style-name="T16"> </text:span><text:span text:style-name="T8">no caen por motivos políticos, religiosos o ideológicos, sino por la radicalización de una lógica económica en bancarrota moral, donde el fin justifica los medios y el ser humano no es más que una pieza intercambiable, un fusible menor en una cadena de producción y acumulación extrema de la riqueza. Los narcotraficantes, en su mayoría hombres jóvenes con poca educación y provenientes de esferas económicas no muy privilegiadas, no sólo democratizan el "sueño mexicano" de aprovechar la impunidad, la corrupción y el naufragio del bien común para enriquecerse hasta la ignominia, también nos muestran cómo sería un mundo en donde las premisas más radicales del ultraliberalismo son interpretadas literalmente, un mundo en donde los mandos medios de una empresa asesinan en la vía pública a los empleados de la competencia para abrir nuevas rutas comerciales, un mundo en donde la posibilidad de un genocidio de mercado es real. Carlos Slim y el Chapo Guzmán comparten algo más que una página de la revista </text:span><text:span text:style-name="T12">Forbes</text:span><text:span text:style-name="T8">: la brutalidad de una lógica económica perfectamente inhumana, que en su versión "virtuosa" produce al hombre más rico del mundo, y en su versión perversa al criminal más buscado de México. ¿En qué pensaba Roberto Bolaño cuando en </text:span><text:span text:style-name="T12">2666</text:span><text:span text:style-name="T8">, su novela póstuma, escribió que el secreto del mundo se esconde en Ciudad Juárez? Acaso en una variante de aquel grabado de Goya: el sueño del capital produce monstruo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28c7ab"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8c7ab"/>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Ciudad Juárez: ¿El nacimiento de un genocidio de mercado?</text:span><text:tab/><text:span text:style-name="MT2">versión final</text:span></text:p>
      </style:header>
      <style:footer>
        <text:p text:style-name="MP2">@harmodio<text:tab/><text:span text:style-name="MT3"><text:page-number text:select-page="current">5</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8T14:39:25</dc:date>
    <meta:editing-duration>P10DT11H53M27S</meta:editing-duration>
    <meta:editing-cycles>225</meta:editing-cycles>
    <meta:generator>LibreOffice/4.0.5.2$Linux_X86_64 LibreOffice_project/400m0$Build-2</meta:generator>
    <meta:print-date>2012-02-10T13:21:24</meta:print-date>
    <meta:document-statistic meta:table-count="0" meta:image-count="1" meta:object-count="0" meta:page-count="5" meta:paragraph-count="10" meta:word-count="1664" meta:character-count="10238" meta:non-whitespace-character-count="8580"/>
  </office:meta>
</office:document-meta>
</file>